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37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37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fo:background-color="#b7b3ca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2" office:value-type="string" calcext:value-type="string">
            <text:p>nroLegajo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cantHoras</text:p>
          </table:table-cell>
          <table:table-cell/>
          <table:table-cell table:style-name="ce2" office:value-type="string" calcext:value-type="string">
            <text:p>nroLegajo</text:p>
          </table:table-cell>
          <table:table-cell table:style-name="ce2" office:value-type="string" calcext:value-type="string">
            <text:p>cantHoras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date" office:date-value="2020-11-25" calcext:value-type="date">
            <text:p>25/11/2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date" office:date-value="2020-11-27" calcext:value-type="date">
            <text:p>27/11/2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date" office:date-value="2020-11-27" calcext:value-type="date">
            <text:p>27/11/2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date" office:date-value="2020-11-23" calcext:value-type="date">
            <text:p>23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date" office:date-value="2020-11-27" calcext:value-type="date">
            <text:p>27/11/2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gt;&gt;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egajo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ma</text:p>
          </table:table-cell>
          <table:table-cell office:value-type="string" calcext:value-type="string">
            <text:p>1 + 2 = 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roLegajo</text:p>
          </table:table-cell>
          <table:table-cell table:style-name="ce1" office:value-type="string" calcext:value-type="string">
            <text:p>cantHoras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9:44:23.419216514</meta:creation-date>
    <dc:date>2020-11-27T20:55:47.027520250</dc:date>
    <meta:editing-duration>PT41M3S</meta:editing-duration>
    <meta:editing-cycles>1</meta:editing-cycles>
    <meta:document-statistic meta:table-count="1" meta:cell-count="38" meta:object-count="0"/>
    <meta:generator>LibreOffice/6.4.6.2$Linux_X86_64 LibreOffice_project/40$Build-2</meta:generator>
  </office:meta>
</office:document-meta>
</file>